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67cm"/>
      <style:paragraph-properties style:writing-mode="lr-tb"/>
    </style:style>
    <style:style style:name="gr2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61cm"/>
      <style:paragraph-properties style:writing-mode="lr-tb"/>
    </style:style>
    <style:style style:name="gr3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515cm"/>
      <style:paragraph-properties style:writing-mode="lr-tb"/>
    </style:style>
    <style:style style:name="gr4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9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261cm"/>
      <style:paragraph-properties style:writing-mode="lr-tb"/>
    </style:style>
    <style:style style:name="gr7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221cm"/>
      <style:paragraph-properties style:writing-mode="lr-tb"/>
    </style:style>
    <style:style style:name="gr8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1.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none"/>
      <style:paragraph-properties fo:text-align="center"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.17cm" svg:height="1.27cm" svg:x="4.18cm" svg:y="3.625cm">
          <text:p text:style-name="P1"><text:span text:style-name="T1">EU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1cm" svg:height="1.27cm" svg:x="6.48cm" svg:y="3.625cm">
          <text:p text:style-name="P1"><text:span text:style-name="T1">0.9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15cm" svg:height="1.27cm" svg:x="8.78cm" svg:y="3.625cm">
          <text:p text:style-name="P1"><text:span text:style-name="T1">YE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cm" svg:height="1.27cm" svg:x="10.925cm" svg:y="3.625cm">
          <text:p text:style-name="P1"><text:span text:style-name="T1">152.28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75cm" svg:height="1.826cm" svg:x="2.44cm" svg:y="3.269cm">
          <draw:text-box>
            <text:p><text:span text:style-name="T2">: [</text:span></text:p>
          </draw:text-box>
        </draw:frame>
        <draw:frame draw:style-name="gr5" draw:text-style-name="P3" draw:layer="layout" svg:width="1.27cm" svg:height="1.826cm" svg:x="17.245cm" svg:y="3.275cm">
          <draw:text-box>
            <text:p><text:span text:style-name="T2">]</text:span></text:p>
          </draw:text-box>
        </draw:frame>
        <draw:custom-shape draw:style-name="gr6" draw:text-style-name="P2" draw:layer="layout" svg:width="1.761cm" svg:height="1.27cm" svg:x="13.479cm" svg:y="3.625cm">
          <text:p text:style-name="P1"><text:span text:style-name="T1">GBP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21cm" svg:height="1.27cm" svg:x="15.424cm" svg:y="3.625cm">
          <text:p text:style-name="P1"><text:span text:style-name="T1">0.77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1cm" svg:height="1.27cm" svg:x="0.635cm" svg:y="3.625cm">
          <text:p text:style-name="P1"><text:span text:style-name="T1">USD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54cm" svg:height="1.361cm" svg:x="0.47cm" svg:y="5.25cm">
          <draw:text-box>
            <text:p><text:span text:style-name="T3">Source Currency</text:span></text:p>
          </draw:text-box>
        </draw:frame>
        <draw:frame draw:style-name="gr9" draw:text-style-name="P3" draw:layer="layout" svg:width="3.415cm" svg:height="1.361cm" svg:x="3.67cm" svg:y="5.251cm">
          <draw:text-box>
            <text:p><text:span text:style-name="T3">Destination Currency</text:span></text:p>
          </draw:text-box>
        </draw:frame>
        <draw:frame draw:style-name="gr9" draw:text-style-name="P3" draw:layer="layout" svg:width="3.415cm" svg:height="1.361cm" svg:x="8.371cm" svg:y="5.252cm">
          <draw:text-box>
            <text:p><text:span text:style-name="T3">Destination Currency</text:span></text:p>
          </draw:text-box>
        </draw:frame>
        <draw:frame draw:style-name="gr9" draw:text-style-name="P3" draw:layer="layout" svg:width="3.415cm" svg:height="1.361cm" svg:x="12.972cm" svg:y="5.253cm">
          <draw:text-box>
            <text:p><text:span text:style-name="T3">Destination Currency</text:span></text:p>
          </draw:text-box>
        </draw:frame>
        <draw:frame draw:style-name="gr9" draw:text-style-name="P3" draw:layer="layout" svg:width="1.949cm" svg:height="1.353cm" svg:x="6.871cm" svg:y="5.252cm">
          <draw:text-box>
            <text:p><text:span text:style-name="T3">rate</text:span></text:p>
          </draw:text-box>
        </draw:frame>
        <draw:frame draw:style-name="gr9" draw:text-style-name="P3" draw:layer="layout" svg:width="1.949cm" svg:height="1.353cm" svg:x="11.172cm" svg:y="5.253cm">
          <draw:text-box>
            <text:p><text:span text:style-name="T3">rate</text:span></text:p>
          </draw:text-box>
        </draw:frame>
        <draw:frame draw:style-name="gr9" draw:text-style-name="P3" draw:layer="layout" svg:width="1.949cm" svg:height="1.353cm" svg:x="15.673cm" svg:y="5.254cm">
          <draw:text-box>
            <text:p><text:span text:style-name="T3">rate</text:span></text:p>
          </draw:text-box>
        </draw:frame>
        <draw:frame draw:style-name="gr10" draw:text-style-name="P3" draw:layer="layout" svg:width="2.54cm" svg:height="1.27cm" svg:x="0.97cm" svg:y="2.051cm">
          <draw:text-box>
            <text:p><text:span text:style-name="T3">key</text:span></text:p>
          </draw:text-box>
        </draw:frame>
        <draw:frame draw:style-name="gr9" draw:text-style-name="P3" draw:layer="layout" svg:width="8.23cm" svg:height="1.353cm" svg:x="3.97cm" svg:y="2.051cm">
          <draw:text-box>
            <text:p><text:span text:style-name="T3">list as value 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4T16:48:03.498281345</meta:creation-date>
    <dc:date>2024-10-27T18:03:14.416135788</dc:date>
    <meta:editing-duration>PT51M10S</meta:editing-duration>
    <meta:editing-cycles>9</meta:editing-cycles>
    <meta:generator>LibreOffice/7.3.7.2$Linux_X86_64 LibreOffice_project/30$Build-2</meta:generator>
    <meta:document-statistic meta:object-count="41"/>
  </office:meta>
</office:document-meta>
</file>